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14.0pt"/>
    </style:style>
    <style:style style:name="P2" style:family="paragraph" style:parent-style-name="Standard">
      <style:text-properties style:font-name="Times New Roman" fo:font-size="12.0pt"/>
    </style:style>
    <style:style style:name="P3" style:family="paragraph" style:parent-style-name="Standard">
      <style:text-properties style:font-name="Times New Roman" fo:font-size="14.0pt"/>
    </style:style>
    <style:style style:name="P4" style:family="paragraph" style:parent-style-name="Standard">
      <style:text-properties style:font-name="Times New Roman" fo:font-size="18.0pt" fo:color="#000000"/>
    </style:style>
    <style:style style:name="P5" style:family="paragraph" style:parent-style-name="Standard">
      <style:text-properties style:font-name="Times New Roman" fo:font-size="18.0pt"/>
    </style:style>
    <style:style style:name="P6"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style:style>
    <style:style style:name="P7" style:family="paragraph" style:parent-style-name="Standard">
      <style:paragraph-properties>
        <style:tab-stops>
          <style:tab-stop style:position="0.3937in"/>
        </style:tab-stops>
      </style:paragraph-properties>
      <style:text-properties style:font-name="Times New Roman" fo:font-size="14.0pt"/>
    </style:style>
    <style:style style:name="T1" style:family="text">
      <style:text-properties fo:font-weight="bold" fo:font-weight-asian="bold" fo:font-weight-complex="bold"/>
    </style:style>
    <style:style style:name="T2" style:family="text">
      <style:text-properties fo:font-size="14.0pt" fo:font-size-asian="14.0pt" fo:font-size-complex="14.0pt" fo:color="#000000"/>
    </style:style>
    <style:style style:name="T3" style:family="text">
      <style:text-properties fo:font-size="14.0pt" fo:font-size-asian="14.0pt" fo:font-size-complex="14.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Avancé de notre projet </text:span></text:p>
      <text:p text:style-name="P2"/>
      <text:p text:style-name="P2"/>
      <text:p text:style-name="P2"/>
      <text:p text:style-name="P3">Notre groupe est composé de Louis Beaurepaire, Thomas Delatte, Virgile Ghazi <text:s/>et Adélie Prat . </text:p>
      <text:p text:style-name="P3"/>
      <text:p text:style-name="P4"><text:span text:style-name="T1">Présentation du Projet</text:span><text:span text:style-name="T2"><text:s/></text:span></text:p>
      <text:p text:style-name="P3"/>
      <text:p text:style-name="P3">Le projet sur lequel nous travaillons s'intitule <text:s/>« Equilibre d'un écosystème » . <text:s/></text:p>
      <text:p text:style-name="P3"/>
      <text:p text:style-name="P3">Il consiste en la modélisation de l'évolution interdépendante de deux populations : proies et prédateurs . Plus particulièrement, on s’intéresse ici à l'évolution du nombre de renards et de lapins au sein d'un même milieu, l'objectif étant de déterminer si un état d'équilibre du rapport proie/prédateur est possible et sous quelles conditions il est atteint .</text:p>
      <text:p text:style-name="P3"/>
      <text:p text:style-name="P3">Afin de répondre au mieux à cette problématique, plusieurs questions seront soulevées telles que : « Si un tel équilibre est possible alors pour quelles valeurs est-il obtenu ? ou encore « Quelles sont les variables pertinentes à prendre en compte pour modéliser efficacement les interactions proies/prédateurs ? » . Enfin, à l'issu de sa réalisation, une dernière question constituera l'analyse critique de notre modèle : « Dans quelles mesures celui-ci est-il ressemblant à la réalité et quelles en sont les limites? » .</text:p>
      <text:p text:style-name="P3"/>
      <text:p text:style-name="P5"><text:span text:style-name="T1">Détermination des Paramètres de notre modèle</text:span><text:span text:style-name="T3"><text:s/></text:span></text:p>
      <text:p text:style-name="P3"/>
      <text:p text:style-name="P3">Dans le cadre du phénomène que l'on étudie, plusieurs paramètres entrent en jeu :</text:p>
      <text:p text:style-name="P3">Nous pouvons mentionner en premier lieu la taille de la matrice qui pose le cadre de notre modélisation et le nombre de renards et de lapins (variable) que nous y faisons intervenir . </text:p>
      <text:p text:style-name="P3">La probabilité de présence de carottes intervient aussi, comme représentation de l’accès à la nourriture pour les lapins .</text:p>
      <text:p text:style-name="P3">On considère également l’espérance de vie, la maturité sexuelle ou encore le temps de gestation de chacune des deux espèces ainsi que l’efficacité/chance de réussite de la chasse du renard <text:s/>(sur la base de données réelles ) .</text:p>
      <text:p text:style-name="P3">Enfin, les seuils d’excitation et de faim de chaque animal -déterminant <text:s/>la façon dont il va agir : manger ou se reproduire- et le gain d’excitation et de faim résultant de chacune de ces interactions sont pris en compte .</text:p>
      <text:p text:style-name="P3">Le choix de tels paramètres permettra à l’issue du projet la représentation de la population de chacune des espèces renard, lapins et carottes au cours du temps . <text:s text:c="2"/></text:p>
      <text:p text:style-name="P3"/>
      <text:p text:style-name="P5"><text:span text:style-name="T1"/></text:p>
      <text:p text:style-name="P5"><text:span text:style-name="T1">Fonctionnement du Programme </text:span></text:p>
      <text:p text:style-name="P3"/>
      <text:p text:style-name="P3">Notre modèle s’effectue de la manière suivante : </text:p>
      <text:p text:style-name="P3"/>
      <text:p text:style-name="P3">Premièrement, nos agents sont spatialisés sur une matrice de taille <text:s/>n=100 </text:p>
      <text:p text:style-name="P3">On définit les variables pour chaque agent que l’on crée, on initialise l’environnement puis on place les agents au sein de cette environnement avant de déterminer les fonctions de déplacements </text:p>
      <text:p text:style-name="P3">Tout d’abord, on met à jour les paramètres de chaque agent, renard et lapin pour chaque jour : les seuils de faim, d’excitation ainsi que l’âge augmente, l’animal disparaît si son espérance de vie est dépassée ou si la faim est trop forte (&gt; 1dans notre programme) . De même, pour une femelle en gestation, <text:s/>si le compteur indique la fin de la durée de gestation alors des petits en nombre aléatoire sont crées et le compteur retombe à 0 . </text:p>
      <text:p text:style-name="P3"/>
      <text:p text:style-name="P3">On détermine ensuite les différentes interactions possibles :</text:p>
      <text:list text:style-name="L1">
        <text:list-item>
          <text:p text:style-name="P6">Si la faim du renard est supérieur au seuil de départ (celui pour lequel l’agent n’a ni faim ni envie de se reproduire) et au seuil d’excitation et qu’il y a une carotte près de lui ou s’il il est davantage excité mais qu’il n’y a pas d’autre renard à proximité <text:s/>alors dans le cas où il parvient à attraper le lapin (paramètre efficacité de chasse ) celui-ci est mangé et disparaît de la matrice . Le renard prend alors la position de la proie qu’il a tué et son seuil de faim prend la valeur 0 . <text:s text:c="2"/></text:p>
        </text:list-item>
      </text:list>
      <text:p text:style-name="P7"/>
      <text:list text:style-name="L1">
        <text:list-item>
          <text:p text:style-name="P6"><text:s text:c="2"/>▪<text:tab/>En revanche, si l’excitation est supérieure au seuil de départ et qu’un renard se trouve à proximité ou si le renard a davantage faim mais qu’il n’y a pas de lapin aux alentours, alors dans le cas où le renard à proximité est du sexe opposé (avec un seuil d’excitation suffisamment élevé) et si le renard femelle n’est pas en gestation alors il y a reproduction et un nombre aléatoire de renardeaux sera crée sur la position de la femelle lorsque le compteur de gestation arrivera à son terme . Le renard de départ prend la position du renard avec lequel il s’est reproduit et le seuil d’excitation de chacun des deux renards prend la valeur 0 . Dans le cas où il n’y a pas reproduction, le renard se déplace et occupe une place aléatoire . <text:s/></text:p>
        </text:list-item>
      </text:list>
      <text:p text:style-name="P3"><text:s text:c="10"/></text:p>
      <text:p text:style-name="P3">En ce qui concerne les lapins, les interactions se font de la même façon, seules les proies changent et deviennent les carottes . On précise que la densité de carottes augmente au cours du temps <text:s/>(?) . </text:p>
      <text:p text:style-name="P3"/>
      <text:p text:style-name="P3"/>
      <text:p text:style-name="P5"><text:span text:style-name="T1">Mode de Vérification </text:span></text:p>
      <text:p text:style-name="P3"/>
      <text:p text:style-name="P3">Dans la dernière partie de notre projet nous seront chargés de valider notre modèle . Pour cela, nous nous appuierons sur différentes études ayant été menées auparavant mais aussi les écrits portant sur les conséquences de l'introduction du lapin dans l'écosystème australien et notamment les données sur sa reproduction . En outre, on pourra ajouter un autre interêt à notre travail en se penchant sur un modèle bien connu de rapport proie/prédateur, celui de Volterra-Lotka (s’appuyant sur l’étude conduite par la Compagnie de la Baie de Hudson au 19e siècle sur une population de lynx et de lièvre), afin de <text:s/>le comparer au notre (par le biais des graphiques obtenus par exemple) .</text:p>
      <text:p text:style-name="P3"/>
      <text:p text:style-name="P3"/>
      <text:p text:style-name="P3"/>
      <text:p text:style-name="P5"><text:span text:style-name="T1">Liens Utiles : </text:span></text:p>
      <text:p text:style-name="P3"/>
      <text:list text:style-name="L2">
        <text:list-item>
          <text:p text:style-name="P6">Conséquences introduction lapins écosystème australien (soulève l’incroyable capacité des lapins à se reproduire vite + gros impact sur végétaux et autres espèces)</text:p>
        </text:list-item>
      </text:list>
      <text:p text:style-name="P3">https://www.futura-sciences.com/planete/dossiers/zoologie-especes-animales-invasives-1093/page/2/</text:p>
      <text:p text:style-name="P3">http://www.liberation.fr/sciences/1996/01/16/hecatombe-de-lapins-australiens-plus-de-dix-millions-sont-deja-morts-histoire-d-une-bavure-scientifi_160045</text:p>
      <text:p text:style-name="P3">http://www.linternaute.com/science/biologie/dossiers/06/0604-especes-invasives/lapin.shtml</text:p>
      <text:p text:style-name="P3"/>
      <text:list text:style-name="L2">
        <text:list-item>
          <text:p text:style-name="P6">Volterra-Lotka : </text:p>
        </text:list-item>
      </text:list>
      <text:p text:style-name="P3">https://fr.wikipedia.org/wiki/Équations_de_prédation_de_Lotka-Volterra</text:p>
      <text:p text:style-name="P3">http://www.tangentex.com/LotkaVolterra.htm</text:p>
      <text:p text:style-name="P3">exposé déjà mené sur le sujet : https://www-fourier.ujf-grenoble.fr/~parisse/irem/proies_predateurs_diaporama.pdf</text:p>
      <text:p text:style-name="P3"/>
      <text:list text:style-name="L2">
        <text:list-item>
          <text:p text:style-name="P6">Explication du comportement proie/prédateur (appui pour vérification) - p.5, 6 et 16 </text:p>
        </text:list-item>
      </text:list>
      <text:p text:style-name="P3"><text:span text:style-name="T1">https://www.aquaportail.com/definition-11184-relation-predateur-proie.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meta:initial-creator>Adelie Prat</meta:initial-creator>
  </office:meta>
</office:document-meta>
</file>